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EC2FDE059AB9BD31.png" manifest:media-type="image/png"/>
  <manifest:file-entry manifest:full-path="Pictures/1000000100000556000003004B5C231B282E17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cm" svg:x="0.146cm" svg:y="0.067cm">
          <draw:image xlink:href="Pictures/1000000100000556000003004B5C231B282E17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.015cm" svg:height="15.75cm" svg:x="0cm" svg:y="0cm" presentation:class="graphic" presentation:user-transformed="true">
          <draw:image xlink:href="Pictures/100000010000055600000300EC2FDE059AB9BD3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0T13:22:33.244070342</meta:creation-date>
    <dc:date>2025-02-20T13:46:54.433490873</dc:date>
    <meta:editing-duration>PT14M11S</meta:editing-duration>
    <meta:editing-cycles>1</meta:editing-cycles>
    <meta:document-statistic meta:object-count="30"/>
    <meta:generator>LibreOffice/7.3.7.2$Linux_X86_64 LibreOffice_project/30$Build-2</meta:generator>
  </office:meta>
</office:document-meta>
</file>